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1" style:family="table-row">
      <style:table-row-properties style:min-row-height="0.7cm"/>
    </style:style>
    <style:style style:name="Tabelle1.A1" style:family="table-cell">
      <style:table-cell-properties fo:padding="0.097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96cm" style:rel-column-width="21956*"/>
    </style:style>
    <style:style style:name="Tabelle2.B" style:family="table-column">
      <style:table-column-properties style:column-width="6.398cm" style:rel-column-width="24662*"/>
    </style:style>
    <style:style style:name="Tabelle2.C" style:family="table-column">
      <style:table-column-properties style:column-width="1.401cm" style:rel-column-width="5398*"/>
    </style:style>
    <style:style style:name="Tabelle2.D" style:family="table-column">
      <style:table-column-properties style:column-width="3.507cm" style:rel-column-width="13519*"/>
    </style:style>
    <style:style style:name="Tabelle2.1" style:family="table-row">
      <style:table-row-properties style:min-row-height="1.494cm"/>
    </style:style>
    <style:style style:name="Tabelle2.A1" style:family="table-cell">
      <style:table-cell-properties fo:padding="0.097cm" fo:border-left="1pt solid #000000" fo:border-right="1pt solid #000000" fo:border-top="1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2.C1" style:family="table-cell">
      <style:table-cell-properties fo:padding="0.097cm" fo:border-left="none" fo:border-right="none" fo:border-top="1pt solid #000000" fo:border-bottom="0.05pt solid #000000"/>
    </style:style>
    <style:style style:name="Tabelle2.D1" style:family="table-cell">
      <style:table-cell-properties fo:padding="0.097cm" fo:border-left="none" fo:border-right="1pt solid #000000" fo:border-top="1pt solid #000000" fo:border-bottom="0.05pt solid #000000"/>
    </style:style>
    <style:style style:name="Tabelle2.A2" style:family="table-cell">
      <style:table-cell-properties fo:padding="0.097cm" fo:border-left="1pt solid #000000" fo:border-right="1pt solid #000000" fo:border-top="none" fo:border-bottom="0.05pt solid #000000"/>
    </style:style>
    <style:style style:name="Tabelle2.B2" style:family="table-cell">
      <style:table-cell-properties fo:padding="0.097cm" fo:border-left="0.05pt solid #000000" fo:border-right="1pt solid #000000" fo:border-top="none" fo:border-bottom="0.05pt solid #000000"/>
    </style:style>
    <style:style style:name="Tabelle2.10" style:family="table-row">
      <style:table-row-properties style:min-row-height="2.004cm"/>
    </style:style>
    <style:style style:name="Tabelle2.B10" style:family="table-cell">
      <style:table-cell-properties style:vertical-align="" fo:background-color="transparent" fo:padding="0.097cm" fo:border-left="0.05pt solid #000000" fo:border-right="1pt solid #000000" fo:border-top="none" fo:border-bottom="0.05pt solid #000000">
        <style:background-image/>
      </style:table-cell-properties>
    </style:style>
    <style:style style:name="Tabelle2.11" style:family="table-row">
      <style:table-row-properties style:min-row-height="0.28cm"/>
    </style:style>
    <style:style style:name="Tabelle2.B11" style:family="table-cell">
      <style:table-cell-properties style:vertical-align="" fo:padding="0.097cm" fo:border-left="0.05pt solid #000000" fo:border-right="1pt solid #000000" fo:border-top="none" fo:border-bottom="0.05pt solid #000000"/>
    </style:style>
    <style:style style:name="Tabelle2.12" style:family="table-row">
      <style:table-row-properties style:min-row-height="2.051cm"/>
    </style:style>
    <style:style style:name="Tabelle2.B12" style:family="table-cell">
      <style:table-cell-properties style:vertical-align="" fo:padding="0.097cm" fo:border-left="0.05pt solid #000000" fo:border-right="1pt solid #000000" fo:border-top="none" fo:border-bottom="0.05pt solid #000000"/>
    </style:style>
    <style:style style:name="Tabelle2.13" style:family="table-row">
      <style:table-row-properties style:min-row-height="2.148cm"/>
    </style:style>
    <style:style style:name="Tabelle2.A13" style:family="table-cell">
      <style:table-cell-properties fo:padding="0.097cm" fo:border-left="1pt solid #000000" fo:border-right="1pt solid #000000" fo:border-top="none" fo:border-bottom="1pt solid #000000"/>
    </style:style>
    <style:style style:name="Tabelle2.B13" style:family="table-cell">
      <style:table-cell-properties style:vertical-align=""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4476fa"/>
    </style:style>
    <style:style style:name="P3" style:family="paragraph" style:parent-style-name="Standard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5ac953"/>
    </style:style>
    <style:style style:name="P6" style:family="paragraph" style:parent-style-name="Standard">
      <style:text-properties officeooo:rsid="00544f36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2pt" fo:font-weight="bold" style:font-size-asian="1.75pt" style:font-weight-asian="bold" style:font-size-complex="2pt" style:font-weight-complex="bold"/>
    </style:style>
    <style:style style:name="P10" style:family="paragraph" style:parent-style-name="Standard">
      <style:text-properties fo:font-size="2pt" fo:font-weight="normal" style:font-size-asian="1.75pt" style:font-weight-asian="normal" style:font-size-complex="2pt" style:font-weight-complex="normal"/>
    </style:style>
    <style:style style:name="P11" style:family="paragraph" style:parent-style-name="Standard">
      <style:text-properties fo:language="de" fo:country="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78aa"/>
    </style:style>
    <style:style style:name="T3" style:family="text">
      <style:text-properties officeooo:rsid="00449209"/>
    </style:style>
    <style:style style:name="T4" style:family="text">
      <style:text-properties officeooo:rsid="00565208"/>
    </style:style>
    <style:style style:name="T5" style:family="text">
      <style:text-properties officeooo:rsid="005774a6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1"><text:text-input text:description="&lt;for each=&quot;inf in info(o)&quot;&gt;">FOR EACH inf</text:text-input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3"><text:span text:style-name="T2">BMF Kasseninfo</text:span> - <text:text-input text:description="&lt;o.name&gt;">NAME</text:text-input>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4">Kassenhersteller</text:p>
          </table:table-cell>
          <table:table-cell table:style-name="Tabelle2.B1" office:value-type="string">
            <text:p text:style-name="Standard"><text:span text:style-name="T1">oerp.at</text:span> – <text:span text:style-name="T3">Inh. </text:span>Martin Reisenhofer</text:p>
            <text:p text:style-name="Standard">Unterrohr 10</text:p>
            <text:p text:style-name="Standard">8294 Rohr bei Hartberg</text:p>
          </table:table-cell>
          <table:table-cell table:style-name="Tabelle2.C1" office:value-type="string">
            <text:p text:style-name="P5">Tel.:</text:p>
            <text:p text:style-name="P5">E-Mail:</text:p>
          </table:table-cell>
          <table:table-cell table:style-name="Tabelle2.D1" office:value-type="string">
            <text:p text:style-name="P5">+43 3332 86927</text:p>
            <text:p text:style-name="P5"><text:a xlink:type="simple" xlink:href="mailto:info@oerp.at">info@oerp.at</text:a></text:p>
          </table:table-cell>
        </table:table-row>
        <table:table-row>
          <table:table-cell table:style-name="Tabelle2.A2" office:value-type="string">
            <text:p text:style-name="P4">Software</text:p>
          </table:table-cell>
          <table:table-cell table:style-name="Tabelle2.B2" table:number-columns-spanned="3" office:value-type="string">
            <text:p text:style-name="Standard">Fpos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Modell</text:p>
          </table:table-cell>
          <table:table-cell table:style-name="Tabelle2.B2" table:number-columns-spanned="3" office:value-type="string">
            <text:p text:style-name="P6"><text:text-input text:description="&lt;inf.fpos_model&gt;">fpos_model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Datensicherung</text:p>
          </table:table-cell>
          <table:table-cell table:style-name="Tabelle2.B2" table:number-columns-spanned="3" office:value-type="string">
            <text:p text:style-name="Standard"><text:text-input text:description="&lt;if test=&quot;inf.cloud&quot;&gt;">IF cloud</text:text-input></text:p>
            <text:p text:style-name="Standard">Manuelle Datensynchronisation über <text:span text:style-name="T5">Funktion </text:span>“Sicherung und Datenabgleich” auf der Kasse mit <text:span text:style-name="T5">der</text:span> Datenbank im Rechenzentrum.</text:p>
            <text:p text:style-name="Standard">Automatische Tagessicherung der Datenbank <text:span text:style-name="T4">vom</text:span> Rechenzentrum zu zwei verschiedenen Standorten: Graz, Unterrohr.</text:p>
            <text:p text:style-name="Standard"><text:text-input text:description="&lt;/if&gt;">END IF</text:text-input></text:p>
            <text:p text:style-name="Standard"><text:text-input text:description="&lt;if test=&quot;not inf.cloud&quot;&gt;">IF NOT cloud</text:text-input></text:p>
            <text:p text:style-name="Standard">Der Kunde ist für die Datenbanksicherung selbst verantwortlich</text:p>
            <text:p text:style-name="Standard"><text:text-input text:description="&lt;/if&gt;">END IF</text:text-input></text:p>
            <text:p text:style-name="Standard">Download/Sicherung der DEP Datei über die Online Verwaltung möglich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UST-ID / Steuernummer</text:p>
          </table:table-cell>
          <table:table-cell table:style-name="Tabelle2.B2" table:number-columns-spanned="3" office:value-type="string">
            <text:p text:style-name="Standard"><text:text-input text:description="&lt;o.sign_cid or ''&gt;">sign_cid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Kassenidentifikationsnummer</text:p>
          </table:table-cell>
          <table:table-cell table:style-name="Tabelle2.B2" table:number-columns-spanned="3" office:value-type="string">
            <text:p text:style-name="Standard"><text:text-input text:description="&lt;o.sign_pid or ''&gt;">sign_pid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Art der Sicherheitseinrichtung</text:p>
          </table:table-cell>
          <table:table-cell table:style-name="Tabelle2.B2" table:number-columns-spanned="3" office:value-type="string">
            <text:p text:style-name="Standard"><text:text-input text:description="&lt;if test=&quot;o.sign_method=='card'&quot;&gt;">IF card</text:text-input></text:p>
            <text:p text:style-name="Standard">Signaturkarte</text:p>
            <text:p text:style-name="Standard"><text:text-input text:description="&lt;/if&gt;">END IF</text:text-input></text:p>
            <text:p text:style-name="Standard"><text:text-input text:description="&lt;if test=&quot;o.sign_method=='online'&quot;&gt;">IF online</text:text-input></text:p>
            <text:p text:style-name="Standard">Hardware-Sicherheitsmodul (HSM) eines Dienstleisters</text:p>
            <text:p text:style-name="Standard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Vertrauensdiensteanbieter</text:p>
          </table:table-cell>
          <table:table-cell table:style-name="Tabelle2.B2" table:number-columns-spanned="3" office:value-type="string">
            <text:p text:style-name="Standard">AT1 A-Trust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">Seriennummer des Signatur- bzw. Siegelzertifikates</text:p>
          </table:table-cell>
          <table:table-cell table:style-name="Tabelle2.B2" table:number-columns-spanned="3" office:value-type="string">
            <text:p text:style-name="Standard"><text:text-input text:description="&lt;o.sign_serial or ''&gt;">sign_serial</text:text-input></text:p>
          </table:table-cell>
          <table:covered-table-cell/>
          <table:covered-table-cell/>
        </table:table-row>
        <table:table-row table:style-name="Tabelle2.10">
          <table:table-cell table:style-name="Tabelle2.A2" office:value-type="string">
            <text:p text:style-name="P4"><draw:frame draw:style-name="fr1" draw:name="image: asimage(inf.sign_key_image)" text:anchor-type="paragraph" svg:y="0.57cm" svg:width="2cm" draw:z-index="2"><draw:text-box fo:min-height="2cm"><text:p text:style-name="Frame_20_contents"/></draw:text-box></draw:frame>Benutzerschlüssel AES-256</text:p>
            <text:p text:style-name="P9"/>
          </table:table-cell>
          <table:table-cell table:style-name="Tabelle2.B10" table:number-columns-spanned="3" office:value-type="string">
            <text:p text:style-name="Standard"><text:text-input text:description="&lt;o.sign_key or ''&gt;">sign_key</text:text-input></text:p>
          </table:table-cell>
          <table:covered-table-cell/>
          <table:covered-table-cell/>
        </table:table-row>
        <table:table-row table:style-name="Tabelle2.11">
          <table:table-cell table:style-name="Tabelle2.A2" office:value-type="string">
            <text:p text:style-name="P4">Prüfwert für Benutzerschlüssel</text:p>
          </table:table-cell>
          <table:table-cell table:style-name="Tabelle2.B11" table:number-columns-spanned="3" office:value-type="string">
            <text:p text:style-name="Standard"><text:text-input text:description="&lt;o.sign_crc or ''&gt;">sign_crc</text:text-input></text:p>
          </table:table-cell>
          <table:covered-table-cell/>
          <table:covered-table-cell/>
        </table:table-row>
        <table:table-row table:style-name="Tabelle2.12">
          <table:table-cell table:style-name="Tabelle2.A2" office:value-type="string">
            <text:p text:style-name="P4">DEP Download Link</text:p>
            <text:p text:style-name="P7">(vorher “Sicherung und Datenabgleich” machen)</text:p>
            <text:p text:style-name="P10"><draw:frame draw:style-name="fr1" draw:name="image: asimage(inf.dep_download_image)" text:anchor-type="paragraph" svg:y="0.109cm" svg:width="2cm" draw:z-index="1"><draw:text-box fo:min-height="2cm"><text:p text:style-name="Frame_20_contents"/></draw:text-box></draw:frame></text:p>
          </table:table-cell>
          <table:table-cell table:style-name="Tabelle2.B12" table:number-columns-spanned="3" office:value-type="string">
            <text:p text:style-name="Standard"><text:text-input text:description="&lt;inf.dep_download&gt;">dep_download</text:text-input></text:p>
          </table:table-cell>
          <table:covered-table-cell/>
          <table:covered-table-cell/>
        </table:table-row>
        <table:table-row table:style-name="Tabelle2.13">
          <table:table-cell table:style-name="Tabelle2.A13" office:value-type="string">
            <text:p text:style-name="P4"><draw:frame draw:style-name="fr2" draw:name="image: asimage(inf.dep_start_image)" text:anchor-type="paragraph" svg:x="1.221cm" svg:y="0.637cm" svg:width="2cm" draw:z-index="0"><draw:text-box fo:min-height="2cm"><text:p text:style-name="Frame_20_contents"/></draw:text-box></draw:frame>Startbeleg</text:p>
            <text:p text:style-name="P9"/>
            <text:p text:style-name="P9"/>
          </table:table-cell>
          <table:table-cell table:style-name="Tabelle2.B13" table:number-columns-spanned="3" office:value-type="string">
            <text:p text:style-name="Standard"><text:text-input text:description="&lt;inf.dep_start&gt;">dep_start</text:text-input></text:p>
          </table:table-cell>
          <table:covered-table-cell/>
          <table:covered-table-cell/>
        </table:table-row>
      </table:table>
      <text:p text:style-name="P2"><text:soft-page-break/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3-08T03:29:46.215171862</dc:date>
    <meta:editing-duration>P2DT12H15M4S</meta:editing-duration>
    <meta:editing-cycles>385</meta:editing-cycles>
    <meta:document-statistic meta:table-count="2" meta:image-count="0" meta:object-count="0" meta:page-count="2" meta:paragraph-count="50" meta:word-count="180" meta:character-count="1104" meta:non-whitespace-character-count="1015"/>
  </office:meta>
</office:document-meta>
</file>